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074c5b" officeooo:paragraph-rsid="00074c5b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84dba" officeooo:paragraph-rsid="00084dba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officeooo:rsid="00074c5b" officeooo:paragraph-rsid="00074c5b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074c5b" officeooo:paragraph-rsid="00074c5b" style:font-size-asian="20pt" style:font-size-complex="20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officeooo:rsid="00074c5b" officeooo:paragraph-rsid="00074c5b" style:font-size-asian="12.25pt" style:font-size-complex="14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4pt" officeooo:rsid="00074c5b" officeooo:paragraph-rsid="00074c5b" style:font-size-asian="12.25pt" style:font-size-complex="14pt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4pt" officeooo:rsid="00084dba" officeooo:paragraph-rsid="00084dba" style:font-size-asian="12.25pt" style:font-size-complex="14pt"/>
    </style:style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tokoll 1</text:p>
      <text:p text:style-name="P1"/>
      <text:p text:style-name="P2">Anwesend: Lukas Rose, Rebecca Wagner, Daniela Prigge</text:p>
      <text:p text:style-name="P1"/>
      <text:p text:style-name="P1">Erledigtes:</text:p>
      <text:list xml:id="list1127934225337280107" text:style-name="L1">
        <text:list-item>
          <text:p text:style-name="P5">Gui Grundgerüst</text:p>
        </text:list-item>
        <text:list-item>
          <text:p text:style-name="P5">Timer (Zählt von einer gegebenen Zeit runter)</text:p>
        </text:list-item>
        <text:list-item>
          <text:p text:style-name="P5">File-Handler (der Dateien lesen und schreiben kann, noch nicht eingebunden)</text:p>
        </text:list-item>
        <text:list-item>
          <text:p text:style-name="P5">Grundgerüst für's Speichern der Tests (bestehend aus AllTests und Test-Objekten)</text:p>
        </text:list-item>
        <text:list-item>
          <text:p text:style-name="P5">Phasenobjekt</text:p>
        </text:list-item>
        <text:list-item>
          <text:p text:style-name="P5">License hinzugefügt</text:p>
        </text:list-item>
        <text:list-item>
          <text:p text:style-name="P5">Readme (unfertig)</text:p>
        </text:list-item>
      </text:list>
      <text:p text:style-name="P1"/>
      <text:p text:style-name="P1">Was noch zu tun ist: </text:p>
      <text:list xml:id="list2481187723497797602" text:style-name="L2">
        <text:list-item>
          <text:p text:style-name="P6">Möglichkeit um Babysteps ein und auszustellen und deren Zeit einzustellen</text:p>
        </text:list-item>
        <text:list-item>
          <text:p text:style-name="P7">Aktuelle Phase soll verbieten in Codes anderer Phasen zu schreiben</text:p>
        </text:list-item>
        <text:list-item>
          <text:p text:style-name="P7">Tests und Code sollen ausgeführt werden können</text:p>
        </text:list-item>
        <text:list-item>
          <text:p text:style-name="P7">Aktuelle Phase wir angezeigt</text:p>
        </text:list-item>
      </text:list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 </meta:initial-creator>
    <meta:creation-date>2016-06-23T22:51:09.394475805</meta:creation-date>
    <dc:date>2016-06-24T10:11:08.531514529</dc:date>
    <dc:creator>Dani </dc:creator>
    <meta:editing-duration>PT7M55S</meta:editing-duration>
    <meta:editing-cycles>2</meta:editing-cycles>
    <meta:generator>LibreOffice/4.4.3.2$Linux_X86_64 LibreOffice_project/40m0$Build-2</meta:generator>
    <meta:document-statistic meta:table-count="0" meta:image-count="0" meta:object-count="0" meta:page-count="1" meta:paragraph-count="15" meta:word-count="91" meta:character-count="582" meta:non-whitespace-character-count="516"/>
  </office:meta>
</office:document-meta>
</file>